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Courier" fo:font-size="16pt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irst Noel, the Angel Did Say</text:p>
      <text:p text:style-name="P1"/>
      <text:p text:style-name="P3">The first Noel, the angel did say,</text:p>
      <text:p text:style-name="P3">Was to certain poor shepherds in fields as they lay,</text:p>
      <text:p text:style-name="P3">In fields where they lay keeping their sheep,</text:p>
      <text:p text:style-name="P3">On a cold winter's night that was so deep.</text:p>
      <text:p text:style-name="P3"/>
      <text:p text:style-name="P3">They looked up and saw a star</text:p>
      <text:p text:style-name="P3">Shining in the east, beyond them far,</text:p>
      <text:p text:style-name="P3">And to the earth it gave great light,</text:p>
      <text:p text:style-name="P3">And so it continued both day and night.</text:p>
      <text:p text:style-name="P3"/>
      <text:p text:style-name="P3">And by the light of that same star,</text:p>
      <text:p text:style-name="P3">Three wisemen came from country far;</text:p>
      <text:p text:style-name="P3">To seek for a king was their intent,</text:p>
      <text:p text:style-name="P3">And to follow the star wherever it went.</text:p>
      <text:p text:style-name="P3"/>
      <text:p text:style-name="P3">This star drew nigh to the northwest,</text:p>
      <text:p text:style-name="P3">O'er Bethlehem it took its rest,</text:p>
      <text:p text:style-name="P3">And there it did both stop and stay,</text:p>
      <text:p text:style-name="P3">Right over the place where Jesus lay.</text:p>
      <text:p text:style-name="P3"/>
      <text:p text:style-name="P3">Then entered in those wisemen three,</text:p>
      <text:p text:style-name="P3">Full rev'rently up on the knee,</text:p>
      <text:p text:style-name="P3">And offered there, in His presence,</text:p>
      <text:p text:style-name="P3">Their gold, and myrrh, and frankincense.</text:p>
      <text:p text:style-name="P3"/>
      <text:p text:style-name="P3">Then let us all with one accord</text:p>
      <text:p text:style-name="P3">Sing praises to our heav'nly Lord,</text:p>
      <text:p text:style-name="P3">That hath made heav'n and earth of naught,</text:p>
      <text:p text:style-name="P3">And with His blood mankind hath bought.</text:p>
      <text:p text:style-name="P3"/>
      <text:p text:style-name="P4">Refrain</text:p>
      <text:p text:style-name="P4"/>
      <text:p text:style-name="P4">Noel, Noel, Noel, Noel,</text:p>
      <text:p text:style-name="P4">Born is the King of Israel.</text:p>
      <text:p text:style-name="P3"/>
      <text:p text:style-name="P3"/>
      <text:p text:style-name="P3">Composer: Traditional Melody</text:p>
      <text:p text:style-name="P3">Lyricist: Old English Caro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7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2T09:24:27</meta:creation-date>
    <meta:editing-duration>PT2M3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30" meta:word-count="199" meta:character-count="1037"/>
    <dc:date>2018-12-02T09:41:41</dc:date>
    <dc:creator>Hank Warren</dc:creator>
    <meta:template xlink:type="simple" xlink:actuate="onRequest" xlink:title="TubaHymn" xlink:href="../../../../Library/Application%20Support/OpenOffice/4/user/template/TubaHymn.ott" meta:date="2018-12-02T09:24:27"/>
  </office:meta>
</office:document-meta>
</file>